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ubtitle">
      <style:text-properties officeooo:rsid="000df4dd" officeooo:paragraph-rsid="000df4dd"/>
    </style:style>
    <style:style style:name="P2" style:family="paragraph" style:parent-style-name="Text_20_body">
      <style:text-properties officeooo:rsid="000df4dd" officeooo:paragraph-rsid="000df4dd"/>
    </style:style>
    <style:style style:name="P3" style:family="paragraph" style:parent-style-name="Text_20_body">
      <style:text-properties officeooo:rsid="000f05aa" officeooo:paragraph-rsid="000f05aa"/>
    </style:style>
    <style:style style:name="P4" style:family="paragraph" style:parent-style-name="Text_20_body">
      <style:text-properties officeooo:rsid="000f05aa" officeooo:paragraph-rsid="00139f4c"/>
    </style:style>
    <style:style style:name="P5" style:family="paragraph" style:parent-style-name="Text_20_body">
      <style:text-properties officeooo:rsid="00139f4c" officeooo:paragraph-rsid="00139f4c"/>
    </style:style>
    <style:style style:name="P6" style:family="paragraph" style:parent-style-name="Text_20_body">
      <style:text-properties officeooo:paragraph-rsid="00139f4c"/>
    </style:style>
    <style:style style:name="P7" style:family="paragraph" style:parent-style-name="Text_20_body">
      <style:text-properties fo:font-size="8pt" fo:font-style="italic" officeooo:rsid="000f05aa" officeooo:paragraph-rsid="000f05aa" style:font-size-asian="8pt" style:font-style-asian="italic" style:font-size-complex="8pt" style:font-style-complex="italic"/>
    </style:style>
    <style:style style:name="P8" style:family="paragraph" style:parent-style-name="Text_20_body">
      <style:text-properties officeooo:rsid="0018fcf2" officeooo:paragraph-rsid="0018fcf2"/>
    </style:style>
    <style:style style:name="P9" style:family="paragraph" style:parent-style-name="Text_20_body">
      <style:text-properties officeooo:rsid="001b1d52" officeooo:paragraph-rsid="001b1d52"/>
    </style:style>
    <style:style style:name="P10" style:family="paragraph" style:parent-style-name="Text_20_body">
      <style:text-properties officeooo:rsid="0011c5c0" officeooo:paragraph-rsid="0011c5c0"/>
    </style:style>
    <style:style style:name="P11" style:family="paragraph" style:parent-style-name="Text_20_body">
      <style:text-properties officeooo:rsid="001c9059" officeooo:paragraph-rsid="001c9059"/>
    </style:style>
    <style:style style:name="P12" style:family="paragraph" style:parent-style-name="Text_20_body">
      <style:text-properties officeooo:rsid="001f60b2" officeooo:paragraph-rsid="001f60b2"/>
    </style:style>
    <style:style style:name="P13" style:family="paragraph" style:parent-style-name="Heading_20_1">
      <style:paragraph-properties fo:break-before="page"/>
      <style:text-properties officeooo:rsid="0018fcf2" officeooo:paragraph-rsid="0018fcf2"/>
    </style:style>
    <style:style style:name="P14" style:family="paragraph" style:parent-style-name="Heading_20_2">
      <style:text-properties officeooo:rsid="000df4dd" officeooo:paragraph-rsid="000df4dd"/>
    </style:style>
    <style:style style:name="P15" style:family="paragraph" style:parent-style-name="Heading_20_2">
      <style:text-properties officeooo:rsid="000f05aa" officeooo:paragraph-rsid="000f05aa"/>
    </style:style>
    <style:style style:name="P16" style:family="paragraph" style:parent-style-name="Heading_20_4">
      <style:text-properties officeooo:rsid="000f05aa" officeooo:paragraph-rsid="000f05aa"/>
    </style:style>
    <style:style style:name="P17" style:family="paragraph" style:parent-style-name="Heading_20_4">
      <style:text-properties officeooo:rsid="0018fcf2" officeooo:paragraph-rsid="0018fcf2"/>
    </style:style>
    <style:style style:name="P18" style:family="paragraph" style:parent-style-name="Heading_20_5">
      <style:text-properties officeooo:rsid="00139f4c" officeooo:paragraph-rsid="00139f4c"/>
    </style:style>
    <style:style style:name="P19" style:family="paragraph" style:parent-style-name="Text_20_body">
      <style:text-properties officeooo:rsid="001c9059" officeooo:paragraph-rsid="001c9059"/>
    </style:style>
    <style:style style:name="P20" style:family="paragraph" style:parent-style-name="Text_20_body">
      <style:text-properties officeooo:rsid="0024aa9c" officeooo:paragraph-rsid="0024aa9c"/>
    </style:style>
    <style:style style:name="T1" style:family="text">
      <style:text-properties officeooo:rsid="000df4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05aa"/>
    </style:style>
    <style:style style:name="T4" style:family="text">
      <style:text-properties officeooo:rsid="0010bb19"/>
    </style:style>
    <style:style style:name="T5" style:family="text">
      <style:text-properties officeooo:rsid="00139f4c"/>
    </style:style>
    <style:style style:name="T6" style:family="text">
      <style:text-properties officeooo:rsid="0019dc8d"/>
    </style:style>
    <style:style style:name="T7" style:family="text">
      <style:text-properties officeooo:rsid="001c9059"/>
    </style:style>
    <style:style style:name="T8" style:family="text">
      <style:text-properties officeooo:rsid="001f60b2"/>
    </style:style>
    <style:style style:name="T9" style:family="text">
      <style:text-properties fo:font-weight="bold" officeooo:rsid="0010bb19" style:font-weight-asian="bold" style:font-weight-complex="bold"/>
    </style:style>
    <style:style style:name="T10" style:family="text">
      <style:text-properties style:text-line-through-style="solid" style:text-line-through-type="single" officeooo:rsid="0010bb19"/>
    </style:style>
    <style:style style:name="T11" style:family="text">
      <style:text-properties fo:font-weight="normal" officeooo:rsid="0010bb1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golf <text:span text:style-name="T1">GDD</text:span></text:p>
      <text:p text:style-name="P1">Version 1</text:p>
      <text:p text:style-name="P2"/>
      <text:h text:style-name="P14" text:outline-level="2">Title</text:h>
      <text:p text:style-name="P2">Minigolf / Spacegolf / <text:span text:style-name="T2">Minigolf Royal</text:span></text:p>
      <text:p text:style-name="P2"/>
      <text:h text:style-name="P15" text:outline-level="2">Modes</text:h>
      <text:h text:style-name="P16" text:outline-level="4">Default Battle</text:h>
      <text:p text:style-name="P3"><text:span text:style-name="T7">Select a map, </text:span>Press Clash Royale style Battle button, matchmake into a 2-4 Player game <text:span text:style-name="T5">on </text:span><text:span text:style-name="T7">this map.</text:span></text:p>
      <text:h text:style-name="P16" text:outline-level="4">Editor</text:h>
      <text:p text:style-name="P10">Load/Save Maps to files.</text:p>
      <text:p text:style-name="P11">Tools: Object Place, Object Remove, Tile Change</text:p>
      <text:p text:style-name="P3"/>
      <text:h text:style-name="Heading_20_2" text:outline-level="2">Gameplay</text:h>
      <text:p text:style-name="P3">Every player take <text:span text:style-name="T4">turns.<text:line-break/></text:span><text:span text:style-name="T11">When your turn, drag in the direction you want to stroke, the further the harder.</text:span><text:span text:style-name="T4"><text:line-break/>When ball stops, next players turn.<text:line-break/>Player with least strokes looses.<text:line-break/></text:span><text:span text:style-name="T10">When first player finishes, all players get a remaining strokes counter after which the game ends early.</text:span></text:p>
      <text:h text:style-name="Heading_20_2" text:outline-level="2">Maps</text:h>
      <text:p text:style-name="P3">Every tile can be of one type. Every tile can have an additional Map Object on top.</text:p>
      <text:p text:style-name="P3">No elevation.</text:p>
      <text:p text:style-name="P7">Corners have to be walls.</text:p>
      <text:h text:style-name="P18" text:outline-level="5">Metadata</text:h>
      <text:p text:style-name="P5">Name, MapID, Creator UserID</text:p>
      <text:h text:style-name="P18" text:outline-level="5">Objects</text:h>
      <text:p text:style-name="P6"><text:span text:style-name="T1">4 Map </text:span><text:span text:style-name="T3">Tiles</text:span><text:span text:style-name="T1"><text:line-break/>Grass, Dirt, Water, Wall, „</text:span><text:span text:style-name="T3">Empty“</text:span></text:p>
      <text:p text:style-name="P4"><text:soft-page-break/>2 Map Objects<text:line-break/>Start, Finish</text:p>
      <text:h text:style-name="P13" text:outline-level="1">V2 Ideas</text:h>
      <text:p text:style-name="Text_20_body"><text:span text:style-name="T6">Networked </text:span>Maps <text:span text:style-name="T6">via Nakama Collections<text:line-break/>Cache Maps as file<text:line-break/></text:span><text:span text:style-name="T7">Balls behind tiles should „glow“ through</text:span></text:p>
      <text:p text:style-name="Text_20_body">- maybe a "lobby" where it only starts if everyone is ready?</text:p>
      <text:p text:style-name="Text_20_body">„<text:span text:style-name="T8">push down“ tiles with balls on them</text:span></text:p>
      <text:p text:style-name="P12"/>
      <text:h text:style-name="P17" text:outline-level="4">Editor</text:h>
      <text:p text:style-name="P8">Fill Tool<text:line-break/>Erase with Right Click<text:line-break/>LineTool<text:line-break/>Show Border</text:p>
      <text:p text:style-name="P9">Better Mouse to Map translation</text:p>
      <text:p text:style-name="P9">Better Preview</text:p>
      <text:p text:style-name="P12">fade down animation for removing tile</text:p>
      <text:p text:style-name="P11">Change Elevation Level with arrow</text:p>
      <text:p text:style-name="P11"/>
      <text:p text:style-name="P11"/>
      <text:h text:style-name="Heading_20_1" text:outline-level="1">V* Ideas</text:h>
      <text:p text:style-name="P20">Bots (also if no player could be foun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4:42:47.257445523</meta:creation-date>
    <meta:generator>LibreOffice/7.2.4.1$Linux_X86_64 LibreOffice_project/20$Build-1</meta:generator>
    <dc:date>2021-12-18T18:33:04.838855584</dc:date>
    <meta:editing-duration>PT1H21M17S</meta:editing-duration>
    <meta:editing-cycles>15</meta:editing-cycles>
    <meta:print-date>2021-12-12T15:43:42.091484784</meta:print-date>
    <meta:document-statistic meta:table-count="0" meta:image-count="0" meta:object-count="0" meta:page-count="3" meta:paragraph-count="33" meta:word-count="210" meta:character-count="1208" meta:non-whitespace-character-count="1031"/>
  </office:meta>
</office:document-meta>
</file>